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8A00000230BAB1AF2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313cm" svg:height="17.5cm" svg:x="0.881cm" svg:y="1.1cm">
          <draw:image xlink:href="Pictures/100000010000038A00000230BAB1AF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7T10:23:26.285454010</dc:date>
    <meta:editing-duration>PT4M30S</meta:editing-duration>
    <meta:editing-cycles>7</meta:editing-cycles>
    <meta:generator>LibreOffice/24.8.3.2$MacOSX_AARCH64 LibreOffice_project/48a6bac9e7e268aeb4c3483fcf825c94556d9f92</meta:generator>
    <meta:document-statistic meta:object-count="1"/>
  </office:meta>
</office:document-meta>
</file>